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1f66" officeooo:paragraph-rsid="00151f66" style:font-size-asian="20pt" style:font-size-complex="20pt"/>
    </style:style>
    <style:style style:name="P2" style:family="paragraph" style:parent-style-name="Standard">
      <style:text-properties fo:font-size="20pt" officeooo:rsid="00179715" officeooo:paragraph-rsid="00179715" style:font-size-asian="20pt" style:font-size-complex="20pt"/>
    </style:style>
    <style:style style:name="P3" style:family="paragraph" style:parent-style-name="Standard">
      <style:text-properties fo:font-size="20pt" officeooo:rsid="00187a86" officeooo:paragraph-rsid="00187a86" style:font-size-asian="20pt" style:font-size-complex="20pt"/>
    </style:style>
    <style:style style:name="P4" style:family="paragraph" style:parent-style-name="Standard">
      <style:text-properties fo:font-size="20pt" officeooo:rsid="001a6ff9" officeooo:paragraph-rsid="001a6ff9" style:font-size-asian="20pt" style:font-size-complex="20pt"/>
    </style:style>
    <style:style style:name="P5" style:family="paragraph" style:parent-style-name="Standard">
      <style:text-properties fo:font-size="20pt" officeooo:rsid="0011b2a9" officeooo:paragraph-rsid="0011b2a9" style:font-size-asian="20pt" style:font-size-complex="20pt"/>
    </style:style>
    <style:style style:name="P6" style:family="paragraph" style:parent-style-name="Standard">
      <style:text-properties fo:font-size="20pt" officeooo:rsid="001c0549" officeooo:paragraph-rsid="001c0549" style:font-size-asian="20pt" style:font-size-complex="20pt"/>
    </style:style>
    <style:style style:name="P7" style:family="paragraph" style:parent-style-name="Standard">
      <style:text-properties fo:font-size="20pt" officeooo:rsid="00179715" officeooo:paragraph-rsid="00179715" style:font-size-asian="20pt" style:font-size-complex="20pt"/>
    </style:style>
    <style:style style:name="P8" style:family="paragraph" style:parent-style-name="Standard">
      <style:text-properties fo:font-size="20pt" officeooo:rsid="00187a86" officeooo:paragraph-rsid="00187a86" style:font-size-asian="20pt" style:font-size-complex="20pt"/>
    </style:style>
    <style:style style:name="P9" style:family="paragraph" style:parent-style-name="Standard">
      <style:text-properties fo:font-size="20pt" officeooo:rsid="001d1f12" officeooo:paragraph-rsid="001d1f12" style:font-size-asian="20pt" style:font-size-complex="20pt"/>
    </style:style>
    <style:style style:name="P10" style:family="paragraph" style:parent-style-name="Standard">
      <style:text-properties fo:font-size="20pt" fo:font-weight="bold" officeooo:rsid="001c0549" officeooo:paragraph-rsid="001c0549" style:font-size-asian="20pt" style:font-weight-asian="bold" style:font-size-complex="20pt" style:font-weight-complex="bold"/>
    </style:style>
    <style:style style:name="T1" style:family="text">
      <style:text-properties officeooo:rsid="00151f66"/>
    </style:style>
    <style:style style:name="T2" style:family="text">
      <style:text-properties officeooo:rsid="001a25fd"/>
    </style:style>
    <style:style style:name="T3" style:family="text">
      <style:text-properties officeooo:rsid="001c0549"/>
    </style:style>
    <style:style style:name="T4" style:family="text">
      <style:text-properties officeooo:rsid="00187a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</text:span>haining</text:p>
      <text:p text:style-name="P1"/>
      <text:p text:style-name="P1">push</text:p>
      <text:p text:style-name="P2"/>
      <text:p text:style-name="P2">element</text:p>
      <text:p text:style-name="P2"><text:tab/>block or inline...</text:p>
      <text:p text:style-name="P2"/>
      <text:p text:style-name="P2">property</text:p>
      <text:p text:style-name="P2"><text:tab/>follows and modifies elements</text:p>
      <text:p text:style-name="P2"><text:tab/>e.g. id, src</text:p>
      <text:p text:style-name="P2"/>
      <text:p text:style-name="P2">attribute</text:p>
      <text:p text:style-name="P2"/>
      <text:p text:style-name="P10">events</text:p>
      <text:p text:style-name="P6"><text:tab/><text:span text:style-name="T4">load, click, </text:span>keypress, <text:span text:style-name="T4">etc.</text:span></text:p>
      <text:p text:style-name="P2"><text:span text:style-name="T2">event </text:span>handler/callback/listener</text:p>
      <text:p text:style-name="P6">targets</text:p>
      <text:p text:style-name="P9">event object</text:p>
      <text:p text:style-name="P9"><text:tab/>contains general information about the event, such as <text:tab/>what element generated the event and what time the <text:tab/>event happened;</text:p>
      <text:p text:style-name="P3"/>
      <text:p text:style-name="P3"><text:tab/></text:p>
      <text:p text:style-name="P4">NodeLi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1T11:14:19.601000000</meta:creation-date>
    <dc:title>Gray</dc:title>
    <meta:editing-duration>PT1H15M54S</meta:editing-duration>
    <meta:editing-cycles>9</meta:editing-cycles>
    <meta:generator>LibreOffice/7.1.3.2$Windows_X86_64 LibreOffice_project/47f78053abe362b9384784d31a6e56f8511eb1c1</meta:generator>
    <dc:date>2022-09-13T12:02:13.282000000</dc:date>
    <meta:document-statistic meta:table-count="0" meta:image-count="0" meta:object-count="0" meta:page-count="1" meta:paragraph-count="16" meta:word-count="45" meta:character-count="314" meta:non-whitespace-character-count="276"/>
    <meta:template xlink:type="simple" xlink:actuate="onRequest" xlink:title="Gray" xlink:href="../../../AppData/Roaming/LibreOffice/4/user/template/Gray.ott" meta:date="2022-09-11T11:14:19.103000000"/>
  </office:meta>
</office:document-meta>
</file>